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5B068904D0B640A9.png" manifest:media-type="image/png"/>
  <manifest:file-entry manifest:full-path="Pictures/1000000000000266000001CC94834DEFC1E508CB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="gradient" draw:fill-gradient-name="Gradient_20_7" draw:textarea-horizontal-align="justify" draw:textarea-vertical-align="middle" draw:auto-grow-height="false" fo:min-height="1.368cm" fo:min-width="1.118cm"/>
    </style:style>
    <style:style style:name="gr2" style:family="graphic" style:parent-style-name="objectwithoutfill">
      <style:graphic-properties svg:stroke-color="#3465a4" draw:fill="none" draw:textarea-vertical-align="middle"/>
    </style:style>
    <style:style style:name="gr3" style:family="graphic" style:parent-style-name="objectwithoutfill">
      <style:graphic-properties svg:stroke-width="0.051cm" svg:stroke-color="#3465a4" draw:marker-start-width="0.356cm" draw:marker-end="Arrow" draw:marker-end-width="0.20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marker-start-width="0.432cm" draw:marker-end-width="0.432cm" draw:fill="none" draw:fill-color="#3465a4" fo:min-height="0.868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868cm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051cm" svg:stroke-color="#000000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712cm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051cm" svg:stroke-color="#000000" draw:marker-start-width="0.152cm" draw:marker-end-width="0.152cm" draw:fill="none" draw:textarea-vertical-align="middle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objectwithoutfill">
      <style:graphic-properties svg:stroke-width="0.076cm" svg:stroke-color="#000000" draw:marker-start-width="0.444cm" draw:marker-end-width="0.444cm" draw:fill="none" draw:textarea-vertical-align="middle" fo:padding-top="0.163cm" fo:padding-bottom="0.163cm" fo:padding-left="0.288cm" fo:padding-right="0.288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3465a4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286cm" svg:height="2.286cm" svg:x="4.81cm" svg:y="12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.286cm" svg:height="2.286cm" svg:x="7.096cm" svg:y="12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5.953cm" svg:y1="13.573cm" svg:x2="8.239cm" svg:y2="13.573cm">
              <text:p/>
            </draw:line>
            <draw:line draw:style-name="gr3" draw:text-style-name="P2" draw:layer="layout" svg:x1="5.953cm" svg:y1="13.573cm" svg:x2="7.096cm" svg:y2="13.573cm">
              <text:p/>
            </draw:line>
            <draw:line draw:style-name="gr3" draw:text-style-name="P2" draw:layer="layout" svg:x1="8.246cm" svg:y1="13.573cm" svg:x2="7.103cm" svg:y2="13.573cm">
              <text:p/>
            </draw:line>
            <draw:frame draw:style-name="gr4" draw:text-style-name="P3" draw:layer="layout" svg:width="1.397cm" svg:height="1.27cm" svg:x="5.826cm" svg:y="12.557cm">
              <draw:text-box>
                <text:p>R</text:p>
              </draw:text-box>
            </draw:frame>
            <draw:frame draw:style-name="gr5" draw:text-style-name="P4" draw:layer="layout" svg:width="1.397cm" svg:height="1.27cm" svg:x="7.223cm" svg:y="12.557cm">
              <draw:text-box>
                <text:p>R</text:p>
              </draw:text-box>
            </draw:frame>
            <draw:line draw:style-name="gr6" draw:text-style-name="P2" draw:layer="layout" svg:x1="5.953cm" svg:y1="11.414cm" svg:x2="8.874cm" svg:y2="11.419cm">
              <text:p/>
            </draw:line>
            <draw:frame draw:style-name="gr7" draw:text-style-name="P4" draw:layer="layout" svg:width="1.27cm" svg:height="1.114cm" svg:x="7.096cm" svg:y="10.432cm">
              <draw:text-box>
                <text:p>r </text:p>
              </draw:text-box>
            </draw:frame>
            <draw:line draw:style-name="gr8" draw:text-style-name="P2" draw:layer="layout" svg:x1="5.953cm" svg:y1="14.97cm" svg:x2="5.953cm" svg:y2="11.139cm">
              <text:p/>
            </draw:line>
          </draw:g>
          <draw:g>
            <draw:frame draw:style-name="gr9" draw:text-style-name="P5" draw:layer="layout" svg:width="13.239cm" svg:height="9.918cm" svg:x="0.366cm" svg:y="0.365cm">
              <draw:image xlink:href="Pictures/1000000000000266000001CC94834DEFC1E508CB.pdf" xlink:type="simple" xlink:show="embed" xlink:actuate="onLoad" loext:mime-type="application/pdf">
                <text:p/>
              </draw:image>
              <draw:image xlink:href="Pictures/1000000000000266000001CC5B068904D0B640A9.png" xlink:type="simple" xlink:show="embed" xlink:actuate="onLoad" loext:mime-type="image/png"/>
            </draw:frame>
            <draw:frame draw:style-name="gr10" draw:text-style-name="P4" draw:layer="layout" svg:width="9.132cm" svg:height="1.143cm" svg:x="2.663cm" svg:y="0.504cm">
              <draw:text-box>
                <text:p>Potential Energy vs distance, r</text:p>
              </draw:text-box>
            </draw:frame>
            <draw:line draw:style-name="gr11" draw:text-style-name="P2" draw:layer="layout" svg:x1="5.445cm" svg:y1="8.632cm" svg:x2="5.445cm" svg:y2="9.394cm">
              <text:p/>
            </draw:line>
            <draw:frame draw:style-name="gr10" draw:text-style-name="P4" draw:layer="layout" svg:width="1.385cm" svg:height="1.143cm" svg:x="4.822cm" svg:y="7.616cm">
              <draw:text-box>
                <text:p>2R</text:p>
              </draw:text-box>
            </draw:frame>
            <draw:frame draw:style-name="gr10" draw:text-style-name="P4" draw:layer="layout" svg:width="1.131cm" svg:height="1.143cm" svg:x="11.299cm" svg:y="9.14cm">
              <draw:text-box>
                <text:p>r</text:p>
              </draw:text-box>
            </draw:frame>
            <draw:frame draw:style-name="gr12" draw:text-style-name="P4" draw:layer="layout" svg:width="1.651cm" svg:height="1.016cm" svg:x="0.238cm" svg:y="4.822cm">
              <draw:text-box>
                <text:p>V(r)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radial" draw:cx="50%" draw:cy="50%" draw:start-color="#70a3da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3.97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3:01:38.079369882</meta:creation-date>
    <dc:date>2020-12-04T17:38:57.488408297</dc:date>
    <meta:editing-duration>PT1H14M36S</meta:editing-duration>
    <meta:editing-cycles>23</meta:editing-cycles>
    <meta:generator>LibreOffice/6.1.5.2$Linux_X86_64 LibreOffice_project/10$Build-2</meta:generator>
    <meta:document-statistic meta:object-count="19"/>
  </office:meta>
</office:document-meta>
</file>